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E181E"/>
    </style:style>
    <style:style style:name="P2" style:parent-style-name="Standard" style:family="paragraph">
      <style:text-properties fo:font-weight="bold" style:font-weight-asian="bold" style:font-weight-complex="bold" fo:color="#729FCF"/>
    </style:style>
    <style:style style:name="P3" style:parent-style-name="Standard" style:family="paragraph">
      <style:text-properties fo:font-weight="bold" style:font-weight-asian="bold" style:font-weight-complex="bold" fo:color="#729FCF"/>
    </style:style>
    <style:style style:name="P4" style:parent-style-name="Standard" style:family="paragraph">
      <style:text-properties fo:font-weight="bold" style:font-weight-asian="bold" style:font-weight-complex="bold" fo:color="#729FCF"/>
    </style:style>
    <style:style style:name="P5" style:parent-style-name="Standard" style:family="paragraph">
      <style:text-properties fo:font-weight="bold" style:font-weight-asian="bold" style:font-weight-complex="bold" fo:color="#729FCF"/>
    </style:style>
    <style:style style:name="P6" style:parent-style-name="Standard" style:family="paragraph">
      <style:text-properties style:font-name="Georgia" fo:font-weight="bold" style:font-weight-asian="bold" style:font-weight-complex="bold"/>
    </style:style>
    <style:style style:name="P7" style:parent-style-name="Standard" style:family="paragraph">
      <style:text-properties style:font-name="Georgia" fo:color="#ED7D31"/>
    </style:style>
    <style:style style:name="P8" style:parent-style-name="Standard" style:family="paragraph">
      <style:text-properties style:font-name="Georgia"/>
    </style:style>
    <style:style style:name="P9" style:parent-style-name="Standard" style:family="paragraph">
      <style:paragraph-properties fo:text-align="justify"/>
    </style:style>
    <style:style style:name="T10" style:parent-style-name="Fonteparág.padrão" style:family="text">
      <style:text-properties style:font-name="Georgia"/>
    </style:style>
    <style:style style:name="T11" style:parent-style-name="Fonteparág.padrão" style:family="text">
      <style:text-properties style:font-name="Georgia"/>
    </style:style>
    <style:style style:name="T12" style:parent-style-name="Fonteparág.padrão" style:family="text">
      <style:text-properties style:font-name="Georgia"/>
    </style:style>
    <style:style style:name="P13" style:parent-style-name="Standard" style:family="paragraph">
      <style:paragraph-properties fo:text-align="justify"/>
      <style:text-properties style:font-name="Georgia" fo:color="#ED7D31"/>
    </style:style>
    <style:style style:name="P14" style:parent-style-name="Standard" style:family="paragraph">
      <style:paragraph-properties fo:text-align="justify"/>
      <style:text-properties style:font-name="Georgia" fo:color="#ED7D31"/>
    </style:style>
    <style:style style:name="P15" style:parent-style-name="Standard" style:family="paragraph">
      <style:paragraph-properties fo:text-align="justify"/>
      <style:text-properties style:font-name="Georgia" fo:color="#000000"/>
    </style:style>
    <style:style style:name="P16" style:parent-style-name="Standard" style:family="paragraph">
      <style:paragraph-properties fo:text-align="justify"/>
      <style:text-properties style:font-name="Georgia" fo:color="#000000"/>
    </style:style>
    <style:style style:name="P17" style:parent-style-name="Standard" style:family="paragraph">
      <style:paragraph-properties fo:text-align="justify"/>
    </style:style>
    <style:style style:name="T18" style:parent-style-name="Fonteparág.padrão" style:family="text">
      <style:text-properties style:font-name="Georgia" fo:color="#ED7D31"/>
    </style:style>
    <style:style style:name="T19" style:parent-style-name="Fonteparág.padrão" style:family="text">
      <style:text-properties style:font-name="Georgia" style:font-name-complex="Arial" fo:color="#ED7D31"/>
    </style:style>
    <style:style style:name="P20" style:parent-style-name="Standard" style:family="paragraph">
      <style:paragraph-properties fo:text-align="justify"/>
      <style:text-properties style:font-name="Georgia" style:font-name-complex="Arial" fo:color="#ED7D31"/>
    </style:style>
    <style:style style:name="P21" style:parent-style-name="Standard" style:family="paragraph">
      <style:paragraph-properties fo:text-align="justify"/>
      <style:text-properties style:font-name="Georgia" style:font-name-complex="Arial" fo:color="#000000"/>
    </style:style>
    <style:style style:name="P22" style:parent-style-name="Standard" style:family="paragraph">
      <style:paragraph-properties fo:text-align="justify"/>
      <style:text-properties style:font-name="Georgia" style:font-name-complex="Arial" fo:color="#000000"/>
    </style:style>
    <style:style style:name="P23" style:parent-style-name="Standard" style:family="paragraph">
      <style:paragraph-properties fo:text-align="justify"/>
      <style:text-properties style:font-name="Georgia" style:font-name-complex="Arial" fo:color="#ED7D31"/>
    </style:style>
    <style:style style:name="P24" style:parent-style-name="Standard" style:family="paragraph">
      <style:paragraph-properties fo:text-align="justify"/>
      <style:text-properties style:font-name="Georgia" style:font-name-complex="Arial" fo:color="#ED7D31"/>
    </style:style>
    <style:style style:name="P25" style:parent-style-name="Standard" style:family="paragraph">
      <style:paragraph-properties fo:text-align="justify"/>
    </style:style>
    <style:style style:name="T26" style:parent-style-name="Fonteparág.padrão" style:family="text">
      <style:text-properties style:font-name="Georgia" style:font-name-complex="Arial" fo:color="#5B9BD5"/>
    </style:style>
    <style:style style:name="T27" style:parent-style-name="Fonteparág.padrão" style:family="text">
      <style:text-properties style:font-name="Georgia" style:font-name-complex="Arial" fo:color="#5B9BD5"/>
    </style:style>
    <style:style style:name="T28" style:parent-style-name="Fonteparág.padrão" style:family="text">
      <style:text-properties style:font-name="Georgia" style:font-name-complex="Arial" fo:color="#000000"/>
    </style:style>
    <style:style style:name="T29" style:parent-style-name="Fonteparág.padrão" style:family="text">
      <style:text-properties style:font-name="Georgia" style:font-name-complex="Arial" fo:font-weight="bold" style:font-weight-asian="bold"/>
    </style:style>
    <style:style style:name="T30" style:parent-style-name="Fonteparág.padrão" style:family="text">
      <style:text-properties style:font-name="Georgia" style:font-name-complex="Arial"/>
    </style:style>
    <style:style style:name="T31" style:parent-style-name="Fonteparág.padrão" style:family="text">
      <style:text-properties style:font-name="Georgia" style:font-name-complex="Arial"/>
    </style:style>
    <style:style style:name="T32" style:parent-style-name="Fonteparág.padrão" style:family="text">
      <style:text-properties style:font-name="Georgia" style:font-name-complex="Arial" fo:font-weight="bold" style:font-weight-asian="bold"/>
    </style:style>
    <style:style style:name="T33" style:parent-style-name="Fonteparág.padrão" style:family="text">
      <style:text-properties style:font-name="Georgia" style:font-name-complex="Arial"/>
    </style:style>
    <style:style style:name="T34" style:parent-style-name="Fonteparág.padrão" style:family="text">
      <style:text-properties style:font-name="Georgia" style:font-name-complex="Arial" fo:font-weight="bold" style:font-weight-asian="bold" fo:color="#000000"/>
    </style:style>
    <style:style style:name="T35" style:parent-style-name="Fonteparág.padrão" style:family="text">
      <style:text-properties style:font-name="Georgia" style:font-name-complex="Arial" fo:font-weight="bold" style:font-weight-asian="bold" fo:color="#000000"/>
    </style:style>
    <style:style style:name="T36" style:parent-style-name="Fonteparág.padrão" style:family="text">
      <style:text-properties style:font-name="Georgia" style:font-name-complex="Arial" fo:color="#000000"/>
    </style:style>
    <style:style style:name="T37" style:parent-style-name="Fonteparág.padrão" style:family="text">
      <style:text-properties style:font-name="Georgia" style:font-name-complex="Arial" fo:font-weight="bold" style:font-weight-asian="bold" fo:color="#000000"/>
    </style:style>
    <style:style style:name="T38" style:parent-style-name="Fonteparág.padrão" style:family="text">
      <style:text-properties style:font-name="Georgia" style:font-name-complex="Arial" fo:color="#000000"/>
    </style:style>
    <style:style style:name="T39" style:parent-style-name="Fonteparág.padrão" style:family="text">
      <style:text-properties style:font-name="Georgia" style:font-name-complex="Arial" fo:font-weight="bold" style:font-weight-asian="bold" fo:color="#000000"/>
    </style:style>
    <style:style style:name="T40" style:parent-style-name="Fonteparág.padrão" style:family="text">
      <style:text-properties style:font-name="Georgia" style:font-name-complex="Arial" fo:font-weight="bold" style:font-weight-asian="bold" fo:color="#000000"/>
    </style:style>
    <style:style style:name="T41" style:parent-style-name="Fonteparág.padrão" style:family="text">
      <style:text-properties style:font-name="Georgia" style:font-name-complex="Arial" fo:color="#000000"/>
    </style:style>
    <style:style style:name="P42" style:parent-style-name="Standard" style:family="paragraph">
      <style:paragraph-properties fo:text-align="justify"/>
      <style:text-properties style:font-name="Georgia" style:font-name-complex="Arial" fo:color="#000000"/>
    </style:style>
    <style:style style:name="P43" style:parent-style-name="Standard" style:family="paragraph">
      <style:paragraph-properties fo:text-align="justify"/>
    </style:style>
    <style:style style:name="T44" style:parent-style-name="Fonteparág.padrão" style:family="text">
      <style:text-properties style:font-name="Georgia" style:font-name-complex="Arial" fo:color="#5B9BD5"/>
    </style:style>
    <style:style style:name="T45" style:parent-style-name="Fonteparág.padrão" style:family="text">
      <style:text-properties style:font-name="Georgia" style:font-name-complex="Arial" fo:color="#5B9BD5"/>
    </style:style>
    <style:style style:name="T46" style:parent-style-name="Fonteparág.padrão" style:family="text">
      <style:text-properties style:font-name="Georgia" style:font-name-complex="Arial" fo:color="#000000"/>
    </style:style>
    <style:style style:name="T47" style:parent-style-name="Fonteparág.padrão" style:family="text">
      <style:text-properties style:font-name="Georgia" style:font-name-complex="Arial" fo:font-weight="bold" style:font-weight-asian="bold" fo:color="#000000"/>
    </style:style>
    <style:style style:name="T48" style:parent-style-name="Fonteparág.padrão" style:family="text">
      <style:text-properties style:font-name="Georgia" style:font-name-complex="Arial" fo:color="#000000"/>
    </style:style>
    <style:style style:name="T49" style:parent-style-name="Fonteparág.padrão" style:family="text">
      <style:text-properties style:font-name="Georgia" style:font-name-complex="Arial" fo:color="#000000"/>
    </style:style>
    <style:style style:name="P50" style:parent-style-name="Standard" style:family="paragraph">
      <style:paragraph-properties fo:text-align="justify"/>
      <style:text-properties style:font-name="Georgia" style:font-name-complex="Arial" fo:color="#000000"/>
    </style:style>
    <style:style style:name="P51" style:parent-style-name="Standard" style:family="paragraph">
      <style:paragraph-properties fo:text-align="justify"/>
    </style:style>
    <style:style style:name="T52" style:parent-style-name="Fonteparág.padrão" style:family="text">
      <style:text-properties style:font-name="Georgia" style:font-name-complex="Arial" fo:color="#5B9BD5"/>
    </style:style>
    <style:style style:name="T53" style:parent-style-name="Fonteparág.padrão" style:family="text">
      <style:text-properties style:font-name="Georgia" style:font-name-complex="Arial" fo:color="#5B9BD5"/>
    </style:style>
    <style:style style:name="T54" style:parent-style-name="Fonteparág.padrão" style:family="text">
      <style:text-properties style:font-name="Georgia" style:font-name-complex="Arial" fo:color="#000000"/>
    </style:style>
    <style:style style:name="T55" style:parent-style-name="Fonteparág.padrão" style:family="text">
      <style:text-properties style:font-name="Georgia" style:font-name-complex="Arial" fo:font-weight="bold" style:font-weight-asian="bold" fo:color="#000000"/>
    </style:style>
    <style:style style:name="T56" style:parent-style-name="Fonteparág.padrão" style:family="text">
      <style:text-properties style:font-name="Georgia" style:font-name-complex="Arial" fo:font-weight="bold" style:font-weight-asian="bold" fo:color="#000000"/>
    </style:style>
    <style:style style:name="T57" style:parent-style-name="Fonteparág.padrão" style:family="text">
      <style:text-properties style:font-name="Georgia" style:font-name-complex="Arial" fo:color="#000000"/>
    </style:style>
    <style:style style:name="T58" style:parent-style-name="Fonteparág.padrão" style:family="text">
      <style:text-properties style:font-name="Georgia" style:font-name-complex="Arial" fo:color="#000000"/>
    </style:style>
    <style:style style:name="P59" style:parent-style-name="Standard" style:family="paragraph">
      <style:paragraph-properties fo:text-align="justify"/>
      <style:text-properties style:font-name="Georgia" style:font-name-complex="Arial" fo:color="#000000"/>
    </style:style>
    <style:style style:name="P60" style:parent-style-name="Standard" style:family="paragraph">
      <style:paragraph-properties fo:text-align="justify"/>
    </style:style>
    <style:style style:name="T61" style:parent-style-name="Fonteparág.padrão" style:family="text">
      <style:text-properties style:font-name="Georgia" style:font-name-complex="Arial" fo:color="#5B9BD5"/>
    </style:style>
    <style:style style:name="T62" style:parent-style-name="Fonteparág.padrão" style:family="text">
      <style:text-properties style:font-name="Georgia" style:font-name-complex="Arial" fo:color="#000000"/>
    </style:style>
    <style:style style:name="T63" style:parent-style-name="Fonteparág.padrão" style:family="text">
      <style:text-properties style:font-name="Georgia" style:font-name-complex="Arial" fo:font-weight="bold" style:font-weight-asian="bold" fo:color="#000000"/>
    </style:style>
    <style:style style:name="T64" style:parent-style-name="Fonteparág.padrão" style:family="text">
      <style:text-properties style:font-name="Georgia" style:font-name-complex="Arial" fo:color="#000000"/>
    </style:style>
    <style:style style:name="T65" style:parent-style-name="Fonteparág.padrão" style:family="text">
      <style:text-properties style:font-name="Georgia" style:font-name-complex="Arial" fo:color="#000000"/>
    </style:style>
    <style:style style:name="T66" style:parent-style-name="Fonteparág.padrão" style:family="text">
      <style:text-properties style:font-name="Georgia" style:font-name-complex="Arial" fo:font-weight="bold" style:font-weight-asian="bold" fo:color="#000000"/>
    </style:style>
    <style:style style:name="T67" style:parent-style-name="Fonteparág.padrão" style:family="text">
      <style:text-properties style:font-name="Georgia" style:font-name-complex="Arial" fo:color="#000000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font-name="Georgia" style:font-name-complex="Arial" fo:font-weight="bold" style:font-weight-asian="bold" fo:color="#000000"/>
    </style:style>
  </office:automatic-styles>
  <office:body>
    <office:text text:use-soft-page-breaks="true">
      <text:p text:style-name="P1">TRABALHO DE GESTÃO</text:p>
      <text:p text:style-name="Standard"/>
      <text:p text:style-name="P2">Alan Vinicius de Souza <text:s text:c="4"/>18119 <text:s text:c="20"/>2INFD</text:p>
      <text:p text:style-name="P3">Gustavo Tawara <text:s text:c="15"/>18152</text:p>
      <text:p text:style-name="P4">Matheus Del Rey <text:s text:c="14"/>18148</text:p>
      <text:p text:style-name="P5">Victor Hugo Costa Osses <text:s/>18152</text:p>
      <text:p text:style-name="Standard"/>
      <text:p text:style-name="P6">Objetivo: <text:s/>responder 4 perguntas - Discutir e Pesquisar.</text:p>
      <text:p text:style-name="Standard"/>
      <text:p text:style-name="P7">1 – Como você imagina/espera que seja(m) a(s) empresa(s) que você vai realizar estágio do ponto de vista da estrutura organizacional e cultural? Quais atrativos você vê nessa(s) empresa(s) para concorrer a uma vaga de estágio nela(s)?</text:p>
      <text:p text:style-name="P8"/>
      <text:p text:style-name="P9">R:<text:s/><text:span text:style-name="T10">Nós esperamos sermos bem acolhidos nas empresas, trabalhar em ambientes agradáveis com pessoas agradáveis, e que a empresa utilize os métodos organizacionais aprendidos em sala de aula (metodologia ágil), pois parec</text:span><text:span text:style-name="T11">em muito adequados. Acreditamos que o maior atrativo que uma empresa pode nos possibilitar é o conhecimento e a experiência adquirida no trabalho, além de novas amizades, forma de se portar no meio de trabalho, e um salário inicial decente, em torno de R$<text:s/></text:span><text:span text:style-name="T12">1000.00 a R$ 1500.00. Sem falar em questões como distância e nas funções que podemos acabar exercendo em um estágio dentro da empresa.</text:span></text:p>
      <text:p text:style-name="Standard"/>
      <text:p text:style-name="P13">2 – Como você imagina/espera que sejam os processos seletivos para vagas de estágio na(s) empresa(s) que você pretende concorrer a uma vaga? Quais os conhecimentos (técnicos) e competências (comportamentais) que você acha que os avaliadores estão buscando nos candidatos por meio desses processos?</text:p>
      <text:p text:style-name="P14"/>
      <text:p text:style-name="P15">Esperamos que sejam testes individuais ou talvez em grupos, que testem nossas<text:s/>competências em conhecimentos considerados essenciais naquela empresa, assim como o nosso comportamento. Acreditamos que os avaliadores busquem pessoas que saibam se virar em qualquer situação, uma pessoa multitarefa que saiba trabalhar em equipe, que se<text:s/>comunique bem e que tenha um bom comportamento.</text:p>
      <text:p text:style-name="P16"/>
      <text:p text:style-name="P17"><text:span text:style-name="T18">3 -<text:s/></text:span><text:span text:style-name="T19">Como você acha que pode contribuir para a empresa na qual realiza ou realizará estágio, dados seus conhecimentos e competências?</text:span></text:p>
      <text:p text:style-name="P20"/>
      <text:p text:style-name="P21">Como ainda somos estudantes, não temos experiências reais na<text:s/>implementação de softwares ou em outras tarefas em geral, mas acreditamos que podemos trazer coisas novas para a empresa na qual faremos estágio, seja na questão de conhecimento para se realizar uma tarefa, ou na questão da organização, ou ainda no ambiente de trabalho, pois somos criativos e determinados.</text:p>
      <text:p text:style-name="P22"/>
      <text:p text:style-name="P23">4 –Dentre os papeis dos profissionais de TI que vimos na disciplina de Gestão, qual(is) você gostaria de exercer? Justifique.<text:s/></text:p>
      <text:p text:style-name="P24"/>
      <text:p text:style-name="P25"><text:span text:style-name="T26">Victor H.<text:s/></text:span><text:span text:style-name="T27">-<text:s/></text:span><text:span text:style-name="T28">Gostaria de algum dia exercer o papel de<text:s/></text:span><text:span text:style-name="T29">ScrumMaster</text:span><text:span text:style-name="T30">, pois acho</text:span><text:span text:style-name="T31"><text:s/>que sou bom em organizar e mediar conflitos, no geral é porque sei lidar bem com as pessoas. Também gostaria de exercer a função de<text:s/></text:span><text:span text:style-name="T32">Back–end developer</text:span><text:span text:style-name="T33">, pois acho a parte de programação um desafio muito gratificante de ser comprido. Acho a função de<text:s/></text:span><text:span text:style-name="T34">Projec</text:span><text:span text:style-name="T35">t Manager<text:s/></text:span><text:span text:style-name="T36">uma boa também, devido aos mesmo fatores já mencionados. E por fim, também acho a função de<text:s/></text:span><text:span text:style-name="T37">Analista de TI</text:span><text:span text:style-name="T38"><text:s/>bem interessante, gosto bastante das tecnologias que envolvam ambientes de redes de computadores. Obs: Não sei se gosto da função de<text:s/></text:span><text:span text:style-name="T39">Databa</text:span><text:span text:style-name="T40">se Administrator</text:span><text:span text:style-name="T41">.</text:span></text:p>
      <text:p text:style-name="P42"/>
      <text:soft-page-break/>
      <text:p text:style-name="P43"><text:span text:style-name="T44">Matheus Del Rey -</text:span><text:span text:style-name="T45"><text:s/></text:span><text:span text:style-name="T46">Gostaria de exercer o papel de<text:s/></text:span><text:span text:style-name="T47">Back-End Developer</text:span><text:span text:style-name="T48">, pois sempre quis trabalhar na construção da programação do Sistema, até porque não me identifico com a construção de interface dos sistemas. Além de que a construção do</text:span><text:span text:style-name="T49"><text:s/>sistema é uma área que dali para frente posso tentar outros ramos, como por exemplo, arquiteto de sistemas. <text:s/></text:span></text:p>
      <text:p text:style-name="P50"/>
      <text:p text:style-name="P51"><text:span text:style-name="T52">Alan Vinicius -<text:s/></text:span><text:span text:style-name="T53"><text:s/></text:span><text:span text:style-name="T54">Gostaria de exercer a profissão de<text:s/></text:span><text:span text:style-name="T55">Desenvolvedor Back-E</text:span><text:span text:style-name="T56">nd</text:span><text:span text:style-name="T57"><text:s/></text:span><text:span text:style-name="T58">, pois <text:s/>o foco do nosso curso é aprender a programar e porque é uma coisa que eu me identifico e gosto bastante.</text:span></text:p>
      <text:p text:style-name="P59"/>
      <text:p text:style-name="P60"><text:span text:style-name="T61">Gustavo Tawara -<text:s/></text:span><text:span text:style-name="T62">Gostaria de exercer a função de<text:s/></text:span><text:span text:style-name="T63">Front-End Developer</text:span><text:span text:style-name="T64"><text:s/></text:span><text:span text:style-name="T65">ou de<text:s/></text:span><text:span text:style-name="T66">Designer Gráfico</text:span><text:span text:style-name="T67">, porque são ambos cargos que envolvem a parte estética de um projeto, e isso é algo que acaba me chamando bastante a atenção, pois gosto muito da matéria de DAW e acho que tenho as características necessárias para exercer esses papéis.</text:span></text:p>
      <text:p text:style-name="P68"><text:span text:style-name="T69">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nemteenteressa2012@gmail.com</dc:creator>
    <meta:creation-date>2019-04-03T11:40:00Z</meta:creation-date>
    <dc:date>2019-04-09T02:15:00Z</dc:date>
    <meta:print-date>2019-04-09T02:04:00Z</meta:print-date>
    <meta:template xlink:href="Normal" xlink:type="simple"/>
    <meta:editing-cycles>4</meta:editing-cycles>
    <meta:editing-duration>PT7680S</meta:editing-duration>
    <meta:document-statistic meta:page-count="2" meta:paragraph-count="7" meta:word-count="605" meta:character-count="3868" meta:row-count="27" meta:non-whitespace-character-count="3270"/>
  </office:meta>
</office:document-meta>
</file>